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8531b" officeooo:paragraph-rsid="0008531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officeooo:rsid="0008531b" officeooo:paragraph-rsid="0008531b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8531b" officeooo:paragraph-rsid="000a84dc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officeooo:rsid="0008531b" officeooo:paragraph-rsid="0008531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988cd" officeooo:paragraph-rsid="000988c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bfcc0" officeooo:paragraph-rsid="000bfcc0" style:font-size-asian="10.5pt" style:font-size-complex="12pt"/>
    </style:style>
    <style:style style:name="T1" style:family="text">
      <style:text-properties officeooo:rsid="000988cd"/>
    </style:style>
    <style:style style:name="T2" style:family="text">
      <style:text-properties officeooo:rsid="000a84dc"/>
    </style:style>
    <style:style style:name="T3" style:family="text">
      <style:text-properties officeooo:rsid="000bfcc0"/>
    </style:style>
    <style:style style:name="T4" style:family="text">
      <style:text-properties officeooo:rsid="000dd1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SKS</text:p>
      <text:p text:style-name="P1"/>
      <text:p text:style-name="P2">Threat N°1: Hiring the wrong lead tech</text:p>
      <text:p text:style-name="P2"/>
      <text:p text:style-name="P4">action: - Multiplying job interviews to find the right fitted candidate</text:p>
      <text:p text:style-name="P4"><text:tab/>- Contact previous employer</text:p>
      <text:p text:style-name="P4"><text:tab/>- Technical test</text:p>
      <text:p text:style-name="P4"><text:tab/>- Having a back up candidate in case our lead tech quits for any reason</text:p>
      <text:p text:style-name="P4"><text:tab/>- <text:span text:style-name="T3">Outsource the job through software firms</text:span></text:p>
      <text:p text:style-name="P4"><text:tab/>- Setting up a back up plan if our tech lead cannot work from office <text:span text:style-name="T3">(remote)</text:span></text:p>
      <text:p text:style-name="P4"/>
      <text:p text:style-name="P4"/>
      <text:p text:style-name="P2">Threat N°2: Not completing <text:span text:style-name="T1">project on time for showcase</text:span></text:p>
      <text:p text:style-name="P2"/>
      <text:p text:style-name="P5">action: - Reach milestone on time through agile methodology</text:p>
      <text:p text:style-name="P5"><text:tab/>- Encourage extra hours</text:p>
      <text:p text:style-name="P5"><text:tab/>- Weekly follow-up</text:p>
      <text:p text:style-name="P5"><text:tab/>- <text:span text:style-name="T2">Prioritize and rush the critical steps<text:tab/></text:span></text:p>
      <text:p text:style-name="P5"><text:tab/>- <text:span text:style-name="T2">Encourage weekly one on one for team building and avoid the intern to fall behind</text:span></text:p>
      <text:p text:style-name="P5"><text:tab/>- <text:span text:style-name="T3">Compare status of the task with the global planning</text:span></text:p>
      <text:p text:style-name="P5"/>
      <text:p text:style-name="P3">Threat N°<text:span text:style-name="T2">3</text:span>: <text:span text:style-name="T3">Competitor releases and showcases the same product before us</text:span></text:p>
      <text:p text:style-name="P3"/>
      <text:p text:style-name="P6">action: - competitive intelligence</text:p>
      <text:p text:style-name="P6"><text:tab/>- define which companies are likely to work on the same project</text:p>
      <text:p text:style-name="P6"><text:tab/>- <text:span text:style-name="T4">Downgrade project features in emergenc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5:35:07.028000000</meta:creation-date>
    <dc:date>2019-11-27T16:18:27.459000000</dc:date>
    <meta:editing-duration>PT1M39S</meta:editing-duration>
    <meta:editing-cycles>1</meta:editing-cycles>
    <meta:document-statistic meta:table-count="0" meta:image-count="0" meta:object-count="0" meta:page-count="1" meta:paragraph-count="19" meta:word-count="155" meta:character-count="901" meta:non-whitespace-character-count="752"/>
    <meta:generator>LibreOffice/6.1.3.2$Windows_X86_64 LibreOffice_project/86daf60bf00efa86ad547e59e09d6bb77c699acb</meta:generator>
  </office:meta>
</office:document-meta>
</file>